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Crear una <text:span text:style-name="Strong_20_Emphasis">página web</text:span> que contenga una <text:span text:style-name="Strong_20_Emphasis">tarjeta de perfil de usuario</text:span> utilizando <text:span text:style-name="Strong_20_Emphasis">HTML y CSS</text:span>. El objetivo es poner en práctica los distintos tipos de <text:span text:style-name="Strong_20_Emphasis">selectores CSS</text:span>, aplicar <text:span text:style-name="Strong_20_Emphasis">estilos tipográficos</text:span>, <text:span text:style-name="Strong_20_Emphasis">bordes</text:span>, <text:span text:style-name="Strong_20_Emphasis">sombras</text:span>, <text:span text:style-name="Strong_20_Emphasis">colores de fondo</text:span>, y otras propiedades comunes de diseño web.</text:p>
      <text:p text:style-name="Horizontal_20_Line"/>
      <text:h text:style-name="Heading_20_3" text:outline-level="3"><text:s/>Requisitos</text:h>
      <text:p text:style-name="Text_20_body">La tarjeta debe tener los siguientes elementos y estilos:</text:p>
      <text:h text:style-name="Heading_20_4" text:outline-level="4"><text:s/>Estructura en HTML</text:h>
      <text:list text:style-name="L1">
        <text:list-item>
          <text:p text:style-name="P1">Un <text:span text:style-name="Strong_20_Emphasis">encabezado</text:span> con el título de la página.</text:p>
        </text:list-item>
        <text:list-item>
          <text:p text:style-name="P1">Una <text:span text:style-name="Strong_20_Emphasis">sección central</text:span> que contenga:</text:p>
          <text:list>
            <text:list-item>
              <text:p text:style-name="P1">Una <text:span text:style-name="Strong_20_Emphasis">imagen de perfil</text:span>.</text:p>
            </text:list-item>
            <text:list-item>
              <text:p text:style-name="P1">Un <text:span text:style-name="Strong_20_Emphasis">nombre de usuario</text:span>.</text:p>
            </text:list-item>
            <text:list-item>
              <text:p text:style-name="P1">Una <text:span text:style-name="Strong_20_Emphasis">breve biografía</text:span> con algún dato adicional dentro de un <text:span text:style-name="Source_20_Text">&lt;span&gt;</text:span>.</text:p>
            </text:list-item>
            <text:list-item>
              <text:p text:style-name="P1">Una <text:span text:style-name="Strong_20_Emphasis">lista de redes sociales</text:span> con enlaces.</text:p>
            </text:list-item>
          </text:list>
        </text:list-item>
        <text:list-item>
          <text:p text:style-name="P1">Un <text:span text:style-name="Strong_20_Emphasis">pie de página</text:span> con un texto de copyright.</text:p>
        </text:list-item>
      </text:list>
      <text:p text:style-name="Horizontal_20_Line"/>
      <text:h text:style-name="Heading_20_4" text:outline-level="4"><text:s/>Estilos en CSS</text:h>
      <text:p text:style-name="Text_20_body">Aplica los siguientes elementos:</text:p>
      <text:h text:style-name="Heading_20_5" text:outline-level="5"><text:span text:style-name="Strong_20_Emphasis">Tipos de selectores</text:span>:</text:h>
      <text:list text:style-name="L2">
        <text:list-item>
          <text:p text:style-name="P2">Selector universal (<text:span text:style-name="Source_20_Text">*</text:span>)</text:p>
        </text:list-item>
        <text:list-item>
          <text:p text:style-name="P2">Selector por etiqueta (<text:span text:style-name="Source_20_Text">body</text:span>, <text:span text:style-name="Source_20_Text">h1</text:span>, etc.)</text:p>
        </text:list-item>
        <text:list-item>
          <text:p text:style-name="P2">Selector por clase (<text:span text:style-name="Source_20_Text">.nombre-clase</text:span>)</text:p>
        </text:list-item>
        <text:list-item>
          <text:p text:style-name="P2">Selector por ID (<text:span text:style-name="Source_20_Text">#id</text:span>)</text:p>
        </text:list-item>
        <text:list-item>
          <text:p text:style-name="P2">Selector descendente (<text:span text:style-name="Source_20_Text">div p</text:span>)</text:p>
        </text:list-item>
        <text:list-item>
          <text:p text:style-name="P2">Selector hijo directo (<text:span text:style-name="Source_20_Text">div &gt; p</text:span>)</text:p>
        </text:list-item>
        <text:list-item>
          <text:p text:style-name="P2">Selector hermano adyacente (<text:span text:style-name="Source_20_Text">h2 + p</text:span>)</text:p>
        </text:list-item>
        <text:list-item>
          <text:p text:style-name="P2">Selector de atributo (<text:span text:style-name="Source_20_Text">[atributo]</text:span>)</text:p>
        </text:list-item>
        <text:list-item>
          <text:p text:style-name="P2">Pseudoclases (<text:span text:style-name="Source_20_Text">:hover</text:span>, <text:span text:style-name="Source_20_Text">:first-child</text:span>)</text:p>
        </text:list-item>
        <text:list-item>
          <text:p text:style-name="P2">Pseudoelementos (<text:span text:style-name="Source_20_Text">::first-letter</text:span>, <text:span text:style-name="Source_20_Text">::before</text:span>, <text:span text:style-name="Source_20_Text">::after</text:span>)</text:p>
        </text:list-item>
      </text:list>
      <text:h text:style-name="Heading_20_5" text:outline-level="5"><text:soft-page-break/><text:span text:style-name="Strong_20_Emphasis">Diseño visual</text:span>:</text:h>
      <text:list text:style-name="L3">
        <text:list-item>
          <text:p text:style-name="P3"><text:span text:style-name="Strong_20_Emphasis">Bordes</text:span>: aplicar distintos estilos como <text:span text:style-name="Source_20_Text">solid</text:span>, <text:span text:style-name="Source_20_Text">dashed</text:span>, <text:span text:style-name="Source_20_Text">double</text:span>, y <text:span text:style-name="Source_20_Text">border-radius</text:span>.</text:p>
        </text:list-item>
        <text:list-item>
          <text:p text:style-name="P3"><text:span text:style-name="Strong_20_Emphasis">Sombras</text:span>: usar <text:span text:style-name="Source_20_Text">box-shadow</text:span> para contenedores y <text:span text:style-name="Source_20_Text">text-shadow</text:span> para títulos.</text:p>
        </text:list-item>
        <text:list-item>
          <text:p text:style-name="P3"><text:span text:style-name="Strong_20_Emphasis">Colores de fondo</text:span>: utilizar colores sólidos y al menos un <text:span text:style-name="Strong_20_Emphasis">degradado</text:span> con <text:span text:style-name="Source_20_Text">linear-gradient</text:span>.</text:p>
        </text:list-item>
        <text:list-item>
          <text:p text:style-name="P3"><text:span text:style-name="Strong_20_Emphasis">Estilos de texto</text:span>:</text:p>
          <text:list>
            <text:list-item>
              <text:p text:style-name="P3">Negrita, cursiva, subrayado</text:p>
            </text:list-item>
            <text:list-item>
              <text:p text:style-name="P3">Transformaciones como <text:span text:style-name="Source_20_Text">text-transform</text:span></text:p>
            </text:list-item>
            <text:list-item>
              <text:p text:style-name="P3">Tipografía legible y coherente (<text:span text:style-name="Source_20_Text">font-family</text:span>, <text:span text:style-name="Source_20_Text">font-size</text:span>)</text:p>
            </text:list-item>
          </text:list>
        </text:list-item>
        <text:list-item>
          <text:p text:style-name="P3"><text:span text:style-name="Strong_20_Emphasis">Transiciones</text:span>: aplicar una animación suave al hacer hover sobre algún elemento.</text:p>
        </text:list-item>
        <text:list-item>
          <text:p text:style-name="P3"><text:span text:style-name="Strong_20_Emphasis">Diseño responsive</text:span> <text:span text:style-name="Emphasis">(opcional)</text:span>: que se vea bien en pantallas pequeña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6T10:34:32.830000000</meta:creation-date>
    <dc:date>2025-05-26T10:35:00.458000000</dc:date>
    <meta:editing-duration>PT28S</meta:editing-duration>
    <meta:editing-cycles>1</meta:editing-cycles>
    <meta:document-statistic meta:table-count="0" meta:image-count="0" meta:object-count="0" meta:page-count="2" meta:paragraph-count="34" meta:word-count="254" meta:character-count="1574" meta:non-whitespace-character-count="1377"/>
    <meta:generator>LibreOffice/24.2.1.2$Windows_X86_64 LibreOffice_project/db4def46b0453cc22e2d0305797cf981b68ef5ac</meta:generator>
  </office:meta>
</office:document-meta>
</file>